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" officeooo:rsid="0014714c" officeooo:paragraph-rsid="0014714c"/>
    </style:style>
    <style:style style:name="P2" style:family="paragraph" style:parent-style-name="Standard">
      <style:paragraph-properties fo:text-align="center" style:justify-single-word="false"/>
      <style:text-properties style:font-name="Avenir" style:text-underline-style="solid" style:text-underline-width="auto" style:text-underline-color="font-color" fo:font-weight="bold" officeooo:rsid="0014714c" officeooo:paragraph-rsid="0014714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venir" style:text-underline-style="none" fo:font-weight="normal" officeooo:rsid="0014714c" officeooo:paragraph-rsid="0014714c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September 16<text:span text:style-name="T1">th</text:span> 2020</text:p>
      <text:p text:style-name="P1">Fall ‘20</text:p>
      <text:p text:style-name="P2">COMP 479 – Lab 1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6T11:03:36.010704908</meta:creation-date>
    <meta:generator>LibreOffice/7.0.0.3$MacOSX_X86_64 LibreOffice_project/8061b3e9204bef6b321a21033174034a5e2ea88e</meta:generator>
    <dc:date>2020-09-16T11:31:21.811096878</dc:date>
    <meta:editing-duration>PT17M22S</meta:editing-duration>
    <meta:editing-cycles>1</meta:editing-cycles>
    <meta:document-statistic meta:table-count="0" meta:image-count="0" meta:object-count="0" meta:page-count="1" meta:paragraph-count="4" meta:word-count="12" meta:character-count="64" meta:non-whitespace-character-count="55"/>
  </office:meta>
</office:document-meta>
</file>